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504-0142</text:span> <text:s text:c="21"/><text:tab/><text:span text:style-name="T1">17/04/2015 <text:s text:c="17"/></text:span></text:p>
      <text:p text:style-name="P11"><text:span text:style-name="T1"><text:tab/></text:span><text:span text:style-name="T2">ICONTEC Honduras</text:span></text:p>
      <text:p text:style-name="P12"><text:tab/>Honduras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1 <text:s text:c="8"/></text:span><text:s/><text:span text:style-name="T3">Servicios de auditoría<text:tab/><text:tab/><text:tab/><text:tab/><text:tab/><text:tab/><text:tab/><text:tab/>$ 900<text:tab/><text:tab/>$ 900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900.00<text:tab/><text:tab/><text:tab/><text:tab/><text:tab/><text:tab/><text:tab/><text:tab/><text:tab/><text:tab/><text:tab/><text:tab/><text:tab/> <text:s text:c="3"/>900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23T14:54:15.614000000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